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fo:language="pl" fo:country="PL" officeooo:paragraph-rsid="000fe2a3"/>
    </style:style>
    <style:style style:name="P3" style:family="paragraph" style:parent-style-name="Standard">
      <style:text-properties fo:language="pl" fo:country="PL" officeooo:paragraph-rsid="0012aeec"/>
    </style:style>
    <style:style style:name="P4" style:family="paragraph" style:parent-style-name="Standard">
      <style:text-properties fo:language="pl" fo:country="PL" officeooo:paragraph-rsid="00147108"/>
    </style:style>
    <style:style style:name="P5" style:family="paragraph" style:parent-style-name="Standard">
      <style:text-properties fo:language="pl" fo:country="PL" officeooo:paragraph-rsid="00170aec"/>
    </style:style>
    <style:style style:name="P6" style:family="paragraph" style:parent-style-name="Standard">
      <style:text-properties fo:language="pl" fo:country="PL" officeooo:paragraph-rsid="0018d2d3"/>
    </style:style>
    <style:style style:name="P7" style:family="paragraph" style:parent-style-name="Standard">
      <style:text-properties fo:language="pl" fo:country="PL" officeooo:paragraph-rsid="0019dd9a"/>
    </style:style>
    <style:style style:name="P8" style:family="paragraph" style:parent-style-name="Standard">
      <style:text-properties fo:language="pl" fo:country="PL" officeooo:paragraph-rsid="001d3cf1"/>
    </style:style>
    <style:style style:name="P9" style:family="paragraph" style:parent-style-name="Standard">
      <style:text-properties fo:language="pl" fo:country="PL" officeooo:paragraph-rsid="001eda5f"/>
    </style:style>
    <style:style style:name="P10" style:family="paragraph" style:parent-style-name="Standard">
      <style:text-properties fo:language="pl" fo:country="PL" officeooo:rsid="0020e1b9" officeooo:paragraph-rsid="0020e1b9"/>
    </style:style>
    <style:style style:name="P11" style:family="paragraph" style:parent-style-name="Standard">
      <style:text-properties fo:language="pl" fo:country="PL" officeooo:rsid="0020e1b9" officeooo:paragraph-rsid="00226d59"/>
    </style:style>
    <style:style style:name="P12" style:family="paragraph" style:parent-style-name="Standard">
      <style:text-properties fo:language="pl" fo:country="PL" officeooo:rsid="0020e1b9" officeooo:paragraph-rsid="0028e5bb"/>
    </style:style>
    <style:style style:name="P13" style:family="paragraph" style:parent-style-name="Standard">
      <style:text-properties fo:language="pl" fo:country="PL" officeooo:rsid="001316b0" officeooo:paragraph-rsid="0012aeec"/>
    </style:style>
    <style:style style:name="P14" style:family="paragraph" style:parent-style-name="Standard">
      <style:text-properties fo:language="pl" fo:country="PL" officeooo:rsid="0028e5bb" officeooo:paragraph-rsid="0028e5bb"/>
    </style:style>
    <style:style style:name="P15" style:family="paragraph" style:parent-style-name="Standard">
      <style:text-properties fo:language="pl" fo:country="PL" officeooo:rsid="002c4b9d" officeooo:paragraph-rsid="002c4b9d"/>
    </style:style>
    <style:style style:name="P16" style:family="paragraph" style:parent-style-name="Standard">
      <style:paragraph-properties fo:text-align="start" style:justify-single-word="false"/>
      <style:text-properties fo:language="pl" fo:country="PL" officeooo:rsid="002c4b9d" officeooo:paragraph-rsid="002c4b9d"/>
    </style:style>
    <style:style style:name="P17" style:family="paragraph" style:parent-style-name="Standard">
      <style:text-properties fo:language="pl" fo:country="PL" officeooo:rsid="002c65b2" officeooo:paragraph-rsid="002c65b2"/>
    </style:style>
    <style:style style:name="P18" style:family="paragraph" style:parent-style-name="Standard">
      <style:paragraph-properties fo:text-align="start" style:justify-single-word="false"/>
      <style:text-properties fo:language="pl" fo:country="PL" officeooo:rsid="002c65b2" officeooo:paragraph-rsid="00326576"/>
    </style:style>
    <style:style style:name="P19" style:family="paragraph" style:parent-style-name="Standard">
      <style:paragraph-properties fo:text-align="start" style:justify-single-word="false"/>
      <style:text-properties fo:language="pl" fo:country="PL" officeooo:rsid="002c65b2" officeooo:paragraph-rsid="0034b434"/>
    </style:style>
    <style:style style:name="P20" style:family="paragraph" style:parent-style-name="Standard">
      <style:paragraph-properties fo:text-align="start" style:justify-single-word="false"/>
      <style:text-properties fo:language="pl" fo:country="PL" officeooo:rsid="002c65b2" officeooo:paragraph-rsid="00381e24"/>
    </style:style>
    <style:style style:name="P21" style:family="paragraph" style:parent-style-name="Standard">
      <style:paragraph-properties fo:text-align="start" style:justify-single-word="false"/>
      <style:text-properties fo:language="pl" fo:country="PL" officeooo:rsid="002c65b2" officeooo:paragraph-rsid="003883aa"/>
    </style:style>
    <style:style style:name="P22" style:family="paragraph" style:parent-style-name="Standard">
      <style:paragraph-properties fo:text-align="start" style:justify-single-word="false"/>
      <style:text-properties fo:language="pl" fo:country="PL" officeooo:rsid="002c65b2" officeooo:paragraph-rsid="00388499"/>
    </style:style>
    <style:style style:name="P23" style:family="paragraph" style:parent-style-name="Standard">
      <style:paragraph-properties fo:text-align="start" style:justify-single-word="false"/>
      <style:text-properties fo:language="pl" fo:country="PL" officeooo:rsid="002cc477" officeooo:paragraph-rsid="002cc477"/>
    </style:style>
    <style:style style:name="P24" style:family="paragraph" style:parent-style-name="Standard">
      <style:paragraph-properties fo:text-align="start" style:justify-single-word="false"/>
      <style:text-properties fo:language="pl" fo:country="PL" officeooo:rsid="002cc477" officeooo:paragraph-rsid="002f8f22"/>
    </style:style>
    <style:style style:name="P25" style:family="paragraph" style:parent-style-name="Standard">
      <style:paragraph-properties fo:text-align="start" style:justify-single-word="false"/>
      <style:text-properties fo:language="pl" fo:country="PL" officeooo:rsid="003132d9" officeooo:paragraph-rsid="003132d9"/>
    </style:style>
    <style:style style:name="P26" style:family="paragraph" style:parent-style-name="Standard">
      <style:paragraph-properties fo:text-align="start" style:justify-single-word="false"/>
      <style:text-properties fo:language="pl" fo:country="PL" officeooo:rsid="003883aa" officeooo:paragraph-rsid="003883aa"/>
    </style:style>
    <style:style style:name="P27" style:family="paragraph" style:parent-style-name="Standard">
      <style:paragraph-properties fo:text-align="start" style:justify-single-word="false"/>
      <style:text-properties fo:language="pl" fo:country="PL" officeooo:rsid="0038c428" officeooo:paragraph-rsid="0038c428"/>
    </style:style>
    <style:style style:name="P28" style:family="paragraph" style:parent-style-name="Standard">
      <style:paragraph-properties fo:text-align="start" style:justify-single-word="false"/>
      <style:text-properties fo:language="pl" fo:country="PL" officeooo:rsid="003ad18f" officeooo:paragraph-rsid="003ad18f"/>
    </style:style>
    <style:style style:name="P29" style:family="paragraph" style:parent-style-name="Standard">
      <style:paragraph-properties fo:text-align="start" style:justify-single-word="false"/>
      <style:text-properties fo:language="pl" fo:country="PL" officeooo:rsid="003bd201" officeooo:paragraph-rsid="003bd201"/>
    </style:style>
    <style:style style:name="P30" style:family="paragraph" style:parent-style-name="Standard">
      <style:paragraph-properties fo:text-align="start" style:justify-single-word="false"/>
      <style:text-properties fo:language="pl" fo:country="PL" officeooo:rsid="003cbdc2" officeooo:paragraph-rsid="003cbdc2"/>
    </style:style>
    <style:style style:name="P31" style:family="paragraph" style:parent-style-name="Standard">
      <style:paragraph-properties fo:text-align="start" style:justify-single-word="false"/>
      <style:text-properties fo:language="pl" fo:country="PL" officeooo:rsid="003e85d8" officeooo:paragraph-rsid="003e85d8"/>
    </style:style>
    <style:style style:name="P32" style:family="paragraph" style:parent-style-name="Standard">
      <style:text-properties fo:language="pl" fo:country="PL" officeooo:paragraph-rsid="0040c571"/>
    </style:style>
    <style:style style:name="P33" style:family="paragraph" style:parent-style-name="Standard">
      <style:paragraph-properties fo:text-align="start" style:justify-single-word="false"/>
      <style:text-properties fo:language="pl" fo:country="PL" officeooo:rsid="0041705a" officeooo:paragraph-rsid="0041705a"/>
    </style:style>
    <style:style style:name="P34" style:family="paragraph" style:parent-style-name="Standard">
      <style:paragraph-properties fo:text-align="start" style:justify-single-word="false"/>
      <style:text-properties fo:language="pl" fo:country="PL" officeooo:rsid="0041705a" officeooo:paragraph-rsid="00435682"/>
    </style:style>
    <style:style style:name="P35" style:family="paragraph" style:parent-style-name="Standard">
      <style:paragraph-properties fo:text-align="start" style:justify-single-word="false"/>
      <style:text-properties fo:language="pl" fo:country="PL" officeooo:rsid="004c6798" officeooo:paragraph-rsid="004c6798"/>
    </style:style>
    <style:style style:name="P36" style:family="paragraph" style:parent-style-name="Standard">
      <style:paragraph-properties fo:text-align="start" style:justify-single-word="false"/>
      <style:text-properties fo:language="pl" fo:country="PL" officeooo:rsid="004c6798" officeooo:paragraph-rsid="00502eb8"/>
    </style:style>
    <style:style style:name="P37" style:family="paragraph" style:parent-style-name="Standard">
      <style:paragraph-properties fo:text-align="start" style:justify-single-word="false"/>
      <style:text-properties fo:language="pl" fo:country="PL" officeooo:rsid="004e5413" officeooo:paragraph-rsid="004e5413"/>
    </style:style>
    <style:style style:name="P38" style:family="paragraph" style:parent-style-name="Standard">
      <style:paragraph-properties fo:text-align="start" style:justify-single-word="false"/>
      <style:text-properties fo:language="pl" fo:country="PL" officeooo:rsid="004e5413" officeooo:paragraph-rsid="00502eb8"/>
    </style:style>
    <style:style style:name="P39" style:family="paragraph" style:parent-style-name="Standard">
      <style:paragraph-properties fo:text-align="start" style:justify-single-word="false"/>
      <style:text-properties fo:language="pl" fo:country="PL" officeooo:rsid="00502eb8" officeooo:paragraph-rsid="00502eb8"/>
    </style:style>
    <style:style style:name="P40" style:family="paragraph" style:parent-style-name="Standard">
      <style:paragraph-properties fo:text-align="start" style:justify-single-word="false"/>
      <style:text-properties fo:language="pl" fo:country="PL" officeooo:rsid="005082a9" officeooo:paragraph-rsid="005082a9"/>
    </style:style>
    <style:style style:name="P41" style:family="paragraph" style:parent-style-name="Standard">
      <style:paragraph-properties fo:text-align="start" style:justify-single-word="false"/>
      <style:text-properties fo:language="pl" fo:country="PL" officeooo:rsid="0051e7a1" officeooo:paragraph-rsid="0051e7a1"/>
    </style:style>
    <style:style style:name="P42" style:family="paragraph" style:parent-style-name="Standard">
      <style:paragraph-properties fo:text-align="start" style:justify-single-word="false"/>
      <style:text-properties fo:language="pl" fo:country="PL" officeooo:rsid="0052cc76" officeooo:paragraph-rsid="0052cc76"/>
    </style:style>
    <style:style style:name="P43" style:family="paragraph" style:parent-style-name="Standard">
      <style:paragraph-properties fo:text-align="start" style:justify-single-word="false"/>
      <style:text-properties fo:language="pl" fo:country="PL" officeooo:rsid="0053b129" officeooo:paragraph-rsid="0053b129"/>
    </style:style>
    <style:style style:name="P44" style:family="paragraph" style:parent-style-name="Standard">
      <style:paragraph-properties fo:text-align="start" style:justify-single-word="false"/>
      <style:text-properties fo:language="pl" fo:country="PL" officeooo:rsid="00554c81" officeooo:paragraph-rsid="00554c81"/>
    </style:style>
    <style:style style:name="P45" style:family="paragraph" style:parent-style-name="Standard">
      <style:paragraph-properties fo:text-align="start" style:justify-single-word="false"/>
      <style:text-properties fo:language="pl" fo:country="PL" officeooo:rsid="0056318f" officeooo:paragraph-rsid="0056318f"/>
    </style:style>
    <style:style style:name="P46" style:family="paragraph" style:parent-style-name="Standard">
      <style:paragraph-properties fo:text-align="start" style:justify-single-word="false"/>
      <style:text-properties fo:language="pl" fo:country="PL" officeooo:rsid="0057fbe5" officeooo:paragraph-rsid="0057fbe5"/>
    </style:style>
    <style:style style:name="P47" style:family="paragraph" style:parent-style-name="Standard">
      <style:paragraph-properties fo:text-align="start" style:justify-single-word="false"/>
      <style:text-properties fo:language="pl" fo:country="PL" officeooo:rsid="00591c71" officeooo:paragraph-rsid="00591c71"/>
    </style:style>
    <style:style style:name="P48" style:family="paragraph" style:parent-style-name="Standard">
      <style:paragraph-properties fo:text-align="start" style:justify-single-word="false"/>
      <style:text-properties fo:language="pl" fo:country="PL" officeooo:rsid="005ae311" officeooo:paragraph-rsid="005ae311"/>
    </style:style>
    <style:style style:name="P49" style:family="paragraph" style:parent-style-name="Standard">
      <style:paragraph-properties fo:text-align="start" style:justify-single-word="false"/>
      <style:text-properties fo:language="pl" fo:country="PL" officeooo:rsid="005cf156" officeooo:paragraph-rsid="005cf156"/>
    </style:style>
    <style:style style:name="P50" style:family="paragraph" style:parent-style-name="Standard">
      <style:paragraph-properties fo:text-align="start" style:justify-single-word="false"/>
      <style:text-properties fo:language="pl" fo:country="PL" officeooo:rsid="005e15ff" officeooo:paragraph-rsid="005e15ff"/>
    </style:style>
    <style:style style:name="P51" style:family="paragraph" style:parent-style-name="Standard">
      <style:paragraph-properties fo:text-align="start" style:justify-single-word="false"/>
      <style:text-properties fo:language="pl" fo:country="PL" officeooo:rsid="005f8f65" officeooo:paragraph-rsid="005f8f65"/>
    </style:style>
    <style:style style:name="P52" style:family="paragraph" style:parent-style-name="Standard">
      <style:paragraph-properties fo:text-align="start" style:justify-single-word="false"/>
      <style:text-properties fo:language="pl" fo:country="PL" officeooo:rsid="006323a2" officeooo:paragraph-rsid="006323a2"/>
    </style:style>
    <style:style style:name="P53" style:family="paragraph" style:parent-style-name="Standard">
      <style:paragraph-properties fo:text-align="start" style:justify-single-word="false"/>
      <style:text-properties fo:language="pl" fo:country="PL" officeooo:rsid="00639216" officeooo:paragraph-rsid="00639216"/>
    </style:style>
    <style:style style:name="P54" style:family="paragraph" style:parent-style-name="Standard">
      <style:paragraph-properties fo:text-align="start" style:justify-single-word="false"/>
      <style:text-properties fo:language="pl" fo:country="PL" officeooo:rsid="0064b3b4" officeooo:paragraph-rsid="0064b3b4"/>
    </style:style>
    <style:style style:name="P55" style:family="paragraph" style:parent-style-name="Standard">
      <style:paragraph-properties fo:text-align="start" style:justify-single-word="false"/>
      <style:text-properties fo:language="pl" fo:country="PL" officeooo:rsid="0066ac39" officeooo:paragraph-rsid="0066ac39"/>
    </style:style>
    <style:style style:name="P56" style:family="paragraph" style:parent-style-name="Standard">
      <style:paragraph-properties fo:text-align="start" style:justify-single-word="false"/>
      <style:text-properties fo:language="pl" fo:country="PL" officeooo:rsid="006875f8" officeooo:paragraph-rsid="006875f8"/>
    </style:style>
    <style:style style:name="T1" style:family="text">
      <style:text-properties officeooo:rsid="00105124"/>
    </style:style>
    <style:style style:name="T2" style:family="text">
      <style:text-properties officeooo:rsid="002cc477"/>
    </style:style>
    <style:style style:name="T3" style:family="text">
      <style:text-properties officeooo:rsid="002f8f22"/>
    </style:style>
    <style:style style:name="T4" style:family="text">
      <style:text-properties officeooo:rsid="0033779f"/>
    </style:style>
    <style:style style:name="T5" style:family="text">
      <style:text-properties officeooo:rsid="00340a4f"/>
    </style:style>
    <style:style style:name="T6" style:family="text">
      <style:text-properties officeooo:rsid="00354804"/>
    </style:style>
    <style:style style:name="T7" style:family="text">
      <style:text-properties officeooo:rsid="0036d7b9"/>
    </style:style>
    <style:style style:name="T8" style:family="text">
      <style:text-properties officeooo:rsid="00381e24"/>
    </style:style>
    <style:style style:name="T9" style:family="text">
      <style:text-properties officeooo:rsid="00388499"/>
    </style:style>
    <style:style style:name="T10" style:family="text">
      <style:text-properties officeooo:rsid="0038c428"/>
    </style:style>
    <style:style style:name="T11" style:family="text">
      <style:text-properties officeooo:rsid="003bd201"/>
    </style:style>
    <style:style style:name="T12" style:family="text">
      <style:text-properties officeooo:rsid="003cbdc2"/>
    </style:style>
    <style:style style:name="T13" style:family="text">
      <style:text-properties officeooo:rsid="003e85d8"/>
    </style:style>
    <style:style style:name="T14" style:family="text">
      <style:text-properties officeooo:rsid="003eff0c"/>
    </style:style>
    <style:style style:name="T15" style:family="text">
      <style:text-properties officeooo:rsid="0041705a"/>
    </style:style>
    <style:style style:name="T16" style:family="text">
      <style:text-properties officeooo:rsid="00435682"/>
    </style:style>
    <style:style style:name="T17" style:family="text">
      <style:text-properties officeooo:rsid="0044df5f"/>
    </style:style>
    <style:style style:name="T18" style:family="text">
      <style:text-properties officeooo:rsid="00455ea2"/>
    </style:style>
    <style:style style:name="T19" style:family="text">
      <style:text-properties officeooo:rsid="0048de9b"/>
    </style:style>
    <style:style style:name="T20" style:family="text">
      <style:text-properties officeooo:rsid="00499eaf"/>
    </style:style>
    <style:style style:name="T21" style:family="text">
      <style:text-properties officeooo:rsid="004b34cb"/>
    </style:style>
    <style:style style:name="T22" style:family="text">
      <style:text-properties officeooo:rsid="00502eb8"/>
    </style:style>
    <style:style style:name="T23" style:family="text">
      <style:text-properties officeooo:rsid="005082a9"/>
    </style:style>
    <style:style style:name="T24" style:family="text">
      <style:text-properties officeooo:rsid="0051e7a1"/>
    </style:style>
    <style:style style:name="T25" style:family="text">
      <style:text-properties officeooo:rsid="0057fbe5"/>
    </style:style>
    <style:style style:name="T26" style:family="text">
      <style:text-properties officeooo:rsid="005c9676"/>
    </style:style>
    <style:style style:name="T27" style:family="text">
      <style:text-properties officeooo:rsid="006323a2"/>
    </style:style>
    <style:style style:name="T28" style:family="text">
      <style:text-properties officeooo:rsid="00639216"/>
    </style:style>
    <style:style style:name="T29" style:family="text">
      <style:text-properties officeooo:rsid="0064b3b4"/>
    </style:style>
    <style:style style:name="T30" style:family="text">
      <style:text-properties officeooo:rsid="006875f8"/>
    </style:style>
    <number:date-style style:name="N49">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4">* Date</text:span>: 2025.03.10</text:p>
      <text:p text:style-name="P32"><text:span text:style-name="T14">* Source</text:span>: <text:span text:style-name="T1">52 notatki</text:span></text:p>
      <text:p text:style-name="P32"><text:span text:style-name="T14">* Category</text:span>: rożne</text:p>
      <text:p text:style-name="P32">* <text:span text:style-name="T20">Shortname</text:span><text:span text:style-name="T19">: </text:span><text:span text:style-name="T21">52-notatki</text:span></text:p>
      <text:p text:style-name="P32"><text:span text:style-name="T14">* Modified</text:span>: <text:date style:data-style-name="N49" text:date-value="2025-04-03T11:20:31.705228448">2025-04-03</text:date>, <text:time style:data-style-name="N61" text:time-value="2025-04-03T11:20:31.705335946">11:17:54</text:time></text:p>
      <text:p text:style-name="P1"/>
      <text:p text:style-name="P1">Świadomość tego, czego nie wiesz, jest bardziej przydatna niż bycie genialnym. Chciałbym wiedzieć, gdzie umrę, wtedy nigdy bym tam nie poszedł.</text:p>
      <text:p text:style-name="P1">Charlie Munger</text:p>
      <text:p text:style-name="P1"/>
      <text:p text:style-name="P6">Ludzie starają się być mądrzy – ja staram się przede wszystkim nie być idiotą. To trudniejsze niż większość myśli.</text:p>
      <text:p text:style-name="P7">Charlie Munger</text:p>
      <text:p text:style-name="P7"/>
      <text:p text:style-name="P6">Mądrzy ludzie nie są zwolnieni od zawodowych wpadek wynikających z nadmiernej pewności siebie.</text:p>
      <text:p text:style-name="P2">Charlie Munger</text:p>
      <text:p text:style-name="P2"/>
      <text:p text:style-name="P3">Nawet osoby z długą listą sukcesów czasem robią coś bardzo głupiego. I może to być na tyle duża rzecz, że jest w stanie zrujnować ich całe życie. Weźmy choćby jazdę autem po alkoholu, romans w pracy czy wydawanie oszczędności na hazard. Dlatego oprócz podejmowania dobrych decyzji, trzeba umieć bronić się przed tymi złymi.</text:p>
      <text:p text:style-name="P13">Przemek Gerschmann</text:p>
      <text:p text:style-name="P2"/>
      <text:p text:style-name="P2">Staram się pozbyć ze swojego otoczenia osób, które zawsze pewnie odpowiadają na pytania, o których nie mają zielonego pojęcia.</text:p>
      <text:p text:style-name="P4">Charlie Munger</text:p>
      <text:p text:style-name="P4"/>
      <text:p text:style-name="P4">Zawsze mówię prawdę, bo dzięki temu nie muszę pamiętać swoich kłamstw.</text:p>
      <text:p text:style-name="P5">Charlie Munger</text:p>
      <text:p text:style-name="P4"/>
      <text:p text:style-name="P4">Spędzaj każdy dzień starając się być choć trochę mądrzejszy niż byłeś wczoraj. Wypełniaj swoje obowiązki wiernie i dobrze. Większość ludzi dostaje to, na co zasługuje, jeśli pożyje wystarczająco długo.</text:p>
      <text:p text:style-name="P5">Charlie Munger</text:p>
      <text:p text:style-name="P4"/>
      <text:p text:style-name="P4">Nie sprzedawaj niczego, czego sam byś nie kupił. Nie pracuj dla nikogo, kogo nie szanujesz i nie podziwiasz.</text:p>
      <text:p text:style-name="P8">Charlie Munger</text:p>
      <text:p text:style-name="P4"/>
      <text:p text:style-name="P4">W całym moim życiu nie spotkałem mądrych ludzi, którzy nie czytają dużo. Żadnego, zero. Zdziwiłbyś się, ile czyta Warren i ile ja czytam. Moje dzieci śmieją się ze mnie, mówią, że jestem książką z kilkoma wystającymi nogami.</text:p>
      <text:p text:style-name="P9">Charlie Munger</text:p>
      <text:p text:style-name="P9"/>
      <text:p text:style-name="P10">Nie ma dróg na skróty. To, co nas interesuje przychodzi nam z lekkością, nawet jeśli dla innych jest trudne.</text:p>
      <text:p text:style-name="P10">Przemek Gerschmann</text:p>
      <text:p text:style-name="P10"/>
      <text:p text:style-name="P10">Jeśli nie potrafisz się czymś bardzo zainteresować, to nie sądzę, że odniesiesz w tym duży sukces, nawet jeśli jesteś dość mądry. Mi się to nigdy nie przydarzyło.</text:p>
      <text:p text:style-name="P10">Charlie Munger</text:p>
      <text:p text:style-name="P10"><text:soft-page-break/></text:p>
      <text:p text:style-name="P10">Zazdrość, zawiść, zemsta i użalanie się nad sobą to zgubne sposoby myślenia. Zwłaszcza użalanie się nad sobą to absurdalny sposób zachowania, który nie poprawi sytuacji. Życie przyniesie Ci straszne i niesprawiedliwe ciosy.</text:p>
      <text:p text:style-name="P11">Charlie Munger</text:p>
      <text:p text:style-name="P11"/>
      <text:p text:style-name="P11">Najlepsza zbroja chroniąca przed starością to dobrze spędzone życie.</text:p>
      <text:p text:style-name="P11">Charlie Munger</text:p>
      <text:p text:style-name="P11"/>
      <text:p text:style-name="P11">Rysuję od szóstego roku życia i przez ten czas udało mi się zbudować reputację. Jednak nic, co stworzyłem przed siedemdziesiątym rokiem życia, nie jest warte uwagi.</text:p>
      <text:p text:style-name="P11">Katsushika Hokusai</text:p>
      <text:p text:style-name="P11"/>
      <text:p text:style-name="P14">Nic nie jest dane za darmo, ani na zawsze.</text:p>
      <text:p text:style-name="P12">Przemek Gerschmann</text:p>
      <text:p text:style-name="P11"/>
      <text:p text:style-name="P15">Jakość pamięta się o wiele dłużej niż cenę. (2024.06.22)</text:p>
      <text:p text:style-name="P15">Aldo Gucci</text:p>
      <text:p text:style-name="P15"/>
      <text:p text:style-name="P17">Na początku trudno jest określić, co dokładnie będziemy robić za kilka lat czy dekad. Nasz dokładny kurs można wyznaczyć dopiero, gdy już wypłyniemy w drogę, a nie z poziomu bezpiecznego portu. (2024.06.22)</text:p>
      <text:p text:style-name="P17">Przemek Gerschmann</text:p>
      <text:p text:style-name="P17"/>
      <text:p text:style-name="P16"><text:span text:style-name="T2">J</text:span>estem fanem weekendowych projektów i dodatkowych aktywności zawodowych. Dzięki nim możemy próbować nowych rzeczy bez porzucania głównej ścieżki kariery. Zyskujemy doświadczenie i dajemy sobie szansę, aby zrobić coś innego. <text:span text:style-name="T2">(2024.06.22)</text:span></text:p>
      <text:p text:style-name="P23">Przemek Gerschmann</text:p>
      <text:p text:style-name="P23"/>
      <text:p text:style-name="P24">Zła wiadomość obiega cały świat nim dobra wyjdzie z domu. <text:span text:style-name="T3">(2023.04.15)</text:span></text:p>
      <text:p text:style-name="P18">Przemek Gerschmann</text:p>
      <text:p text:style-name="P23"/>
      <text:p text:style-name="P25">Oryginalność znowu będzie w cenie. […] Najdroższe zegarki są robione ręcznie i trzeba je codziennie nakręcać, a te składane w fabryce, z baterią na 10 lat kosztują kilka złotych i są ich tysiące. (2023.04.15)</text:p>
      <text:p text:style-name="P18">Przemek Gerschmann</text:p>
      <text:p text:style-name="P18"/>
      <text:p text:style-name="P19">Jeśli chodzi o umiejętności, ilość często przewyższa jakość. Lepiej jest być dobrym w dwóch uzupełniających się umiejętnościach niż być doskonałym w jednej.<text:span text:style-name="T4">(</text:span><text:span text:style-name="T6">książka: </text:span><text:span text:style-name="T4">Jak ponieść </text:span>porażkę prawie we wszystkim i nadal wygrywać<text:span text:style-name="T4">)</text:span> <text:span text:style-name="T5">(2023.02.11)</text:span></text:p>
      <text:p text:style-name="P18">Scott Adams </text:p>
      <text:p text:style-name="P18"/>
      <text:p text:style-name="P18">Więcej umiejętności to więcej szans na powodzenie, więcej ofert pracy, na które możemy zaaplikować czy możliwości biznesowych, które jesteśmy w stanie zrealizować. <text:span text:style-name="T7">(2023.02.11)</text:span></text:p>
      <text:p text:style-name="P20">Przemek Gerschmann</text:p>
      <text:p text:style-name="P18"/>
      <text:p text:style-name="P18">Zbiór umiejętności jakie gromadzimy jest naszym najcenniejszym aktywem, które możemy dowolnie rozwijać i rozbudowywać. To ich unikatowe połączenie jest tu kluczem do sukcesu, a nie dalsza specjalizacja w wąskim zakresie. <text:span text:style-name="T8">(2023.02.11)</text:span></text:p>
      <text:p text:style-name="P20">Przemek Gerschmann</text:p>
      <text:p text:style-name="P18"/>
      <text:p text:style-name="P26"><text:soft-page-break/>Umiejętność tworzenia i sprzedawania. […] nawet przeciętna umiejętność sprzedaży gwałtownie zwiększy nasze szanse na sukces. (2023.02.11)</text:p>
      <text:p text:style-name="P21">Przemek Gerschmann</text:p>
      <text:p text:style-name="P18"/>
      <text:p text:style-name="P18">Nowe umiejętności są jak klocki lego - czasem lepszy efekt uzyskuje się z wielu małych elementów niż z kilku dużych. <text:span text:style-name="T9">(2023.02.11)</text:span></text:p>
      <text:p text:style-name="P22">Przemek Gerschmann</text:p>
      <text:p text:style-name="P22"/>
      <text:p text:style-name="P18">Musisz potrafić znaleźć jak najlepsze rozwiązanie, zrealizować je szybko i niskim kosztem. Produktywność to bardzo ważny temat. <text:span text:style-name="T10">(2023.02.11)</text:span></text:p>
      <text:p text:style-name="P27">Przemek Gerschmann</text:p>
      <text:p text:style-name="P18"/>
      <text:p text:style-name="P28">Najlepszą metodą zapewniającą przetrwanie, jest rozwój. (2024.05.11)</text:p>
      <text:p text:style-name="P28">Przemek Gerschmann</text:p>
      <text:p text:style-name="P28"/>
      <text:p text:style-name="P18">Przebywanie w tej samej komorze pogłosowej prowadzi do utraty zdolności krytycznego myślenia. Nie tylko idziemy ślepo za tłumem, ale nawet nie potrafimy sami formułować własnej opinii. <text:span text:style-name="T11">(2024.05.11)</text:span></text:p>
      <text:p text:style-name="P29">Przemek Gerschmann</text:p>
      <text:p text:style-name="P29"/>
      <text:p text:style-name="P29">Przede wszystkim nie negować czegoś tylko dlatego, że jest inne, nieznane, że tego nie rozumiemy albo nam się nie podoba. Nowe rzeczy są trudne. Dlatego sam staram się robić drugie podejście, nawet jeśli za pierwszym coś znanego i polecanego mnie odrzuciło. <text:span text:style-name="T12">(2024.05.11)</text:span></text:p>
      <text:p text:style-name="P30">Przemek Gerschmann</text:p>
      <text:p text:style-name="P30"/>
      <text:p text:style-name="P30">Dużo trudniejsze od wstania rano jest wcześniejsze położenie się do snu. Zawsze się znajdzie coś, co jeszcze chcemy dziś zrobić, poszukać i obejrzeć. <text:span text:style-name="T13">(2024.05.11)</text:span></text:p>
      <text:p text:style-name="P31">Przemek Gerschmann</text:p>
      <text:p text:style-name="P30"/>
      <text:p text:style-name="P30">Nasz mózg został stworzony tak, aby jak najbardziej upraszczać i generalizować. <text:span text:style-name="T15">(2023.04.08)</text:span></text:p>
      <text:p text:style-name="P33">Przemek Gerschmann</text:p>
      <text:p text:style-name="P33"/>
      <text:p text:style-name="P33">Mam złą wiadomość: nie wszyscy będą się zgadzać z Twoimi opiniami i decyzjami. Mam też dobrą: to bez znaczenia. <text:span text:style-name="T16">(2023.04.08)</text:span></text:p>
      <text:p text:style-name="P34">Richard Feynman</text:p>
      <text:p text:style-name="P34"/>
      <text:p text:style-name="P34">Kiedy zmieniają się fakty, ja zmieniam zdanie. A pan co robi? <text:span text:style-name="T17">(2023.04.08)</text:span></text:p>
      <text:p text:style-name="P34">John Maynard Keynes</text:p>
      <text:p text:style-name="P34"/>
      <text:p text:style-name="P34">Zamiast wstrzymywać się z osądem do czasu zakończenia wyczerpujących poszukiwań danych, zmuszam się do sporządzenia wstępnej prognozy na podstawie dostępnych informacji. Następnie systematycznie ją rozbrajam, jeśli znajduje nowe informacje albo jeśli ktoś mnie przekona do swojego zdania. <text:span text:style-name="T17">(2023.04.08)</text:span></text:p>
      <text:p text:style-name="P34">Paul Saffo</text:p>
      <text:p text:style-name="P34"/>
      <text:p text:style-name="P34"><text:span text:style-name="T18">H</text:span>ipoteza jednego dnia <text:span text:style-name="T18">p</text:span>olega na opracowaniu propozycji rozwiązania problemu klienta w ciągu pierwszych 24 godzin od jego zdefiniowania. <text:span text:style-name="T18">(2023.04.08)</text:span></text:p>
      <text:p text:style-name="P34">McKinsey.</text:p>
      <text:p text:style-name="P34"/>
      <text:p text:style-name="P42"># 2022.12.24</text:p>
      <text:p text:style-name="P35">Gdzie się myliłem? (2022.12.24)</text:p>
      <text:p text:style-name="P36">Przemek <text:span text:style-name="T15">Gerschmann</text:span></text:p>
      <text:p text:style-name="P35"><text:soft-page-break/></text:p>
      <text:p text:style-name="P37">Kiedyś myślałem, że życiowa mądrość bierze się z doświadczenia. Im więcej robimy, tym więcej wiemy, tym mniej popełniamy tych samych błędów, prawda? Myliłem się – mądrość wynika z refleksji nad zdobytym doświadczeniem. Bez świadomego, celowego i systematycznego przemyślenia każdego istotnego doświadczenia będziemy stać w miejscu, choć nasze koła będą się kręcić, a silnik hałasować. (2022.12.24)</text:p>
      <text:p text:style-name="P38">Przemek <text:span text:style-name="T15">Gerschmann</text:span></text:p>
      <text:p text:style-name="P37"/>
      <text:p text:style-name="P38">Kiedyś myślałem, że życiowa mądrość bierze się z doświadczenia. Im więcej robimy, tym więcej wiemy, tym mniej popełniamy tych samych błędów. Myliłem się: mądrość wynika z refleksji nad zdobytym doświadczeniem. Bez świadomego, celowego i systematycznego przemyślenia każdego istotnego doświadczenia będziemy stać w miejscu. <text:span text:style-name="T22">(2022.12.24)</text:span></text:p>
      <text:p text:style-name="P39">Przemek <text:span text:style-name="T15">Gerschmann</text:span></text:p>
      <text:p text:style-name="P39"/>
      <text:p text:style-name="P39">W pierwszych latach naszego życia <text:span text:style-name="T23">[…] n</text:span>asz mózg nieświadomie uczy się sam na bazie każdego nowego doświadczenia. Potem ten proces się wypłaszcza i coraz trudniej jest się nam uczyć - świadomie bądź nieświadomie. Naukowcy dowiedli, że pomiędzy 25 a 75 rokiem życia korelacja między wiekiem, a mądrością wynosi… zero. <text:span text:style-name="T23">(2022.12.24)</text:span></text:p>
      <text:p text:style-name="P40">Przemek Gerschmann</text:p>
      <text:p text:style-name="P40"/>
      <text:p text:style-name="P40">Gdyby liczyła się tylko długość życia to każdy sześćdziesięciolatek byłby mądrzejszy od pięćdziesięciolatka, a każdy pięćdziesięciolatek od czterdziestolatka, i tak dalej. W rzeczywistości świat jest peł<text:span text:style-name="T24">en </text:span>starych głupców, pytanie więc, jak mam się nie stać jednym z nich? Dlaczego to takie trudne? <text:span text:style-name="T24">(2022.12.24)</text:span></text:p>
      <text:p text:style-name="P41">Przemek Gerschmann</text:p>
      <text:p text:style-name="P41"/>
      <text:p text:style-name="P43">Gdzie się myliłem? […] W moim przypadku […] najczęściej jest ignorancja i przeszacowanie własnych umiejętności. […] wziąłem na siebie dużo więcej niż byłem w stanie zrealizować. Jednak najgorsze jest to, że dokładnie tak samo zrobiłem przed rokiem i nie wyciągnąłem z tego żadnych wniosków. Dlatego powtórzyłem te same błędy, stając się starym głupcem. (2022.12.24)</text:p>
      <text:p text:style-name="P43">Przemek Gerschmann</text:p>
      <text:p text:style-name="P43"/>
      <text:p text:style-name="P44">Błąd zaniedbania. Wiemy, że coś mamy zrobić, ale tego nie robimy. (2022.12.24)</text:p>
      <text:p text:style-name="P44">Przemek Gerschmann</text:p>
      <text:p text:style-name="P44"/>
      <text:p text:style-name="P45">Rób rzeczy ambitne, dostrzegaj swoje błędy, <text:span text:style-name="T25">ucz się nowych rzeczy. (2022.12.24)</text:span></text:p>
      <text:p text:style-name="P46">Przemek Gerschmann</text:p>
      <text:p text:style-name="P46"/>
      <text:p text:style-name="P47">Spróbuj znaleźć jeden błąd, który popełniłeś w tym roku i wyciągnąć z niego naukę. (2022.12.24)</text:p>
      <text:p text:style-name="P47">Przemek Gerschmann</text:p>
      <text:p text:style-name="P47"/>
      <text:p text:style-name="P47">Trudność nie polega na tym, aby w ogóle nie popełniać błędów, tylko aby nie powtarzać w kółko tych samych. (2022.12.24)</text:p>
      <text:p text:style-name="P47">Przemek Gerschman<text:span text:style-name="T26">n</text:span></text:p>
      <text:p text:style-name="P47"/>
      <text:p text:style-name="P48">To, że ktoś ma inne zdanie, nie oznacza, że powinieneś przestać go lubić. Wręcz przeciwnie. (2022.12.24)</text:p>
      <text:p text:style-name="P48">Przemek Gerschmann</text:p>
      <text:p text:style-name="P48"/>
      <text:p text:style-name="P49">Tylko dzięki błędom jesteśmy w stanie się uczyć. (2022.12.24)</text:p>
      <text:p text:style-name="P49">Przemek Gerschmann</text:p>
      <text:p text:style-name="P49"/>
      <text:p text:style-name="P50"><text:soft-page-break/>Nie uginaj kolan przed autorytetami narzuconymi przez społeczeństwo, jak: dyrektorka szkoły, szeryf czy burmistrz. Bądź silnym charakterem, sam wychodź z inicjatywą zamiast pytać o przyzwolenie. (2022.12.24)</text:p>
      <text:p text:style-name="P50">Przemek Gerschmann</text:p>
      <text:p text:style-name="P50"/>
      <text:p text:style-name="P51">Mechanizm „walidacji”: każdy człowiek potrzebuje potwierdzenia swojego statutu, opinii, racji i działań od innych członków społeczeństwa, przyjaciół czy rodziny. (2022.12.24)</text:p>
      <text:p text:style-name="P51">Erich Fromm</text:p>
      <text:p text:style-name="P51"/>
      <text:p text:style-name="P51"><text:span text:style-name="T27">[…] </text:span>osobiście wolałbym żyć w pokoju z samym sobą, ale toczyć wojnę z całym światem, niż walczyć ze sobą, aby przypodobać się innym. <text:span text:style-name="T27">[…] </text:span>każdy z nas prędzej będzie znienawidzony za to, kim jest, niż kochany za to, kim nie jest. Wszystko sprowadza się do umiejętności poszukiwania wewnętrznej satysfakcji zamiast zewnętrznej walidacji. <text:span text:style-name="T27">(2022.12.24)</text:span></text:p>
      <text:p text:style-name="P52">Przemek Gerschmann</text:p>
      <text:p text:style-name="P52"/>
      <text:p text:style-name="P52">Choć każdy kocha siebie samego mocniej niż innych ludzi, to bardziej zależy nam na ich</text:p>
      <text:p text:style-name="P52">opinii niż na własnej. Nie przestaje mnie to zadziwiać. <text:span text:style-name="T28">(2022.12.24)</text:span></text:p>
      <text:p text:style-name="P53">Marek Aureliusz</text:p>
      <text:p text:style-name="P53"/>
      <text:p text:style-name="P53">Zawsze masz możliwość nie mieć opinii. Nigdy nie ma potrzeby, aby się denerwować lub niepokoić swoją duszę rzeczami, których nie można kontrolować. Te rzeczy nie proszą się o osądzanie przez ciebie. Zostaw je w spokoju. <text:span text:style-name="T29">(2022.12.24)</text:span></text:p>
      <text:p text:style-name="P54">Marek Aureliusz</text:p>
      <text:p text:style-name="P54"/>
      <text:p text:style-name="P55">Pewność siebie to ważna umiejętność. Ma ogromny wpływ na to, jakich zadań się podejmujemy, jak je wykonujemy oraz jak postrzegają nas inni. (2023.02.25)</text:p>
      <text:p text:style-name="P55">Przemek Gerschmann</text:p>
      <text:p text:style-name="P55"/>
      <text:p text:style-name="P56">Pewność siebie, to umiejętność. […] Można ją zbudować i rozwinąć jak każdą inną umiejętność. (2023.02.25)</text:p>
      <text:p text:style-name="P56">Przemek Gerschmann</text:p>
      <text:p text:style-name="P5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2T09:01:38.163855271</meta:creation-date>
    <dc:date>2025-04-03T11:20:31.572479182</dc:date>
    <meta:editing-duration>PT3H29M46S</meta:editing-duration>
    <meta:editing-cycles>85</meta:editing-cycles>
    <meta:generator>LibreOffice/7.3.7.2$Linux_X86_64 LibreOffice_project/30$Build-2</meta:generator>
    <meta:document-statistic meta:table-count="0" meta:image-count="0" meta:object-count="0" meta:page-count="5" meta:paragraph-count="115" meta:word-count="1456" meta:character-count="10110" meta:non-whitespace-character-count="8766"/>
  </office:meta>
</office:document-meta>
</file>